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 fo:min-height="0.763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111111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3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3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3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3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3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3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3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3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3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3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3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3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3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6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6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7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7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7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7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7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7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8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8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8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9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9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9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9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9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9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10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10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10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10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10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10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11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11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11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2" draw:text-style-name="P5" draw:layer="layout" svg:width="1.205cm" svg:height="1.47cm" svg:x="0.573cm" svg:y="7.674cm">
          <draw:text-box>
            <text:p>00</text:p>
          </draw:text-box>
        </draw:frame>
        <draw:frame draw:style-name="gr12" draw:text-style-name="P5" draw:layer="layout" svg:width="1.205cm" svg:height="1.47cm" svg:x="3.556cm" svg:y="3.302cm">
          <draw:text-box>
            <text:p>01</text:p>
          </draw:text-box>
        </draw:frame>
        <draw:frame draw:style-name="gr12" draw:text-style-name="P5" draw:layer="layout" svg:width="1.205cm" svg:height="1.47cm" svg:x="3.556cm" svg:y="8.69cm">
          <draw:text-box>
            <text:p>02</text:p>
          </draw:text-box>
        </draw:frame>
        <draw:frame draw:style-name="gr12" draw:text-style-name="P5" draw:layer="layout" svg:width="1.205cm" svg:height="1.47cm" svg:x="3.556cm" svg:y="12.939cm">
          <draw:text-box>
            <text:p>03</text:p>
          </draw:text-box>
        </draw:frame>
        <draw:frame draw:style-name="gr12" draw:text-style-name="P5" draw:layer="layout" svg:width="1.205cm" svg:height="1.47cm" svg:x="6.702cm" svg:y="4.626cm">
          <draw:text-box>
            <text:p>04</text:p>
          </draw:text-box>
        </draw:frame>
        <draw:frame draw:style-name="gr13" draw:text-style-name="P5" draw:layer="layout" svg:width="1.205cm" svg:height="0.962cm" svg:x="6.702cm" svg:y="8.89cm">
          <draw:text-box>
            <text:p>05</text:p>
          </draw:text-box>
        </draw:frame>
        <draw:frame draw:style-name="gr12" draw:text-style-name="P5" draw:layer="layout" svg:width="1.205cm" svg:height="1.47cm" svg:x="6.702cm" svg:y="13.447cm">
          <draw:text-box>
            <text:p>06</text:p>
          </draw:text-box>
        </draw:frame>
        <draw:frame draw:style-name="gr12" draw:text-style-name="P5" draw:layer="layout" svg:width="1.205cm" svg:height="1.47cm" svg:x="11.684cm" svg:y="8.349cm">
          <draw:text-box>
            <text:p>07</text:p>
          </draw:text-box>
        </draw:frame>
        <draw:frame draw:style-name="gr12" draw:text-style-name="P5" draw:layer="layout" svg:width="1.205cm" svg:height="1.47cm" svg:x="14.035cm" svg:y="4.626cm">
          <draw:text-box>
            <text:p>08</text:p>
          </draw:text-box>
        </draw:frame>
        <draw:frame draw:style-name="gr12" draw:text-style-name="P5" draw:layer="layout" svg:width="1.205cm" svg:height="1.47cm" svg:x="14.224cm" svg:y="8.89cm">
          <draw:text-box>
            <text:p>09</text:p>
          </draw:text-box>
        </draw:frame>
        <draw:frame draw:style-name="gr12" draw:text-style-name="P5" draw:layer="layout" svg:width="1.205cm" svg:height="1.47cm" svg:x="14.151cm" svg:y="13.05cm">
          <draw:text-box>
            <text:p>10</text:p>
          </draw:text-box>
        </draw:frame>
        <draw:frame draw:style-name="gr12" draw:text-style-name="P5" draw:layer="layout" svg:width="1.205cm" svg:height="1.47cm" svg:x="17.018cm" svg:y="4.572cm">
          <draw:text-box>
            <text:p>11</text:p>
          </draw:text-box>
        </draw:frame>
        <draw:frame draw:style-name="gr12" draw:text-style-name="P5" draw:layer="layout" svg:width="1.205cm" svg:height="1.47cm" svg:x="17.083cm" svg:y="8.944cm">
          <draw:text-box>
            <text:p>12</text:p>
          </draw:text-box>
        </draw:frame>
        <draw:frame draw:style-name="gr12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3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3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3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3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3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3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3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3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6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6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8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8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8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7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7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7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7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7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7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10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10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3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9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9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2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2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2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2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2" draw:text-style-name="P7" draw:layer="layout" svg:width="1.205cm" svg:height="1.47cm" svg:x="14.478cm" svg:y="3.302cm">
          <draw:text-box>
            <text:p><text:span text:style-name="T1">11</text:span></text:p>
          </draw:text-box>
        </draw:frame>
        <draw:connector draw:style-name="gr11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3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3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3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8" draw:id="id38">
          <draw:custom-shape draw:style-name="gr3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6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7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7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9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2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7.177cm" svg:y="3.81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10.16cm" svg:y="3.81cm">
          <draw:text-box>
            <text:p><text:span text:style-name="T1">08</text:span></text:p>
          </draw:text-box>
        </draw:frame>
        <draw:connector draw:style-name="gr9" draw:text-style-name="P4" draw:layer="layout" draw:type="curve" draw:line-skew="0.796cm" svg:x1="4.826cm" svg:y1="6.828cm" svg:x2="10.345cm" svg:y2="3.272cm" draw:start-shape="id34" draw:start-glue-point="1" draw:end-shape="id38" draw:end-glue-point="3" svg:d="M4826 6828c5334 0 2575-3556 5519-3556" svg:viewBox="0 0 5520 3557">
          <text:p/>
        </draw:connecto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9" draw:id="id39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40" draw:id="id40">
          <draw:custom-shape draw:style-name="gr3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5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414cm" svg:y2="6.835cm" draw:start-shape="id39" draw:start-glue-point="1" draw:end-shape="id40" draw:end-glue-point="3" svg:d="M1695 6835h2719" svg:viewBox="0 0 2720 1">
          <text:p/>
        </draw:connecto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 xml:id="id41" draw:id="id4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>
            <draw:custom-shape draw:style-name="gr1" draw:text-style-name="P1" draw:layer="layout" svg:width="0.648cm" svg:height="1.075cm" svg:x="2.895cm" svg:y="3.7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4.0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289cm" svg:y="3.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4" draw:id="id44">
          <draw:g>
            <draw:custom-shape draw:style-name="gr1" draw:text-style-name="P1" draw:layer="layout" svg:width="0.648cm" svg:height="1.075cm" svg:x="2.895cm" svg:y="3.5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9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6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3" draw:id="id53">
          <draw:g>
            <draw:custom-shape draw:style-name="gr1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6" draw:id="id46">
          <draw:g>
            <draw:custom-shape draw:style-name="gr1" draw:text-style-name="P1" draw:layer="layout" svg:width="0.648cm" svg:height="1.075cm" svg:x="7.79cm" svg:y="3.7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8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98cm" svg:y="3.7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5" draw:id="id45">
          <draw:g>
            <draw:custom-shape draw:style-name="gr1" draw:text-style-name="P1" draw:layer="layout" svg:width="0.648cm" svg:height="1.075cm" svg:x="7.849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945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9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7cm" svg:y="3.30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7" draw:id="id47">
          <draw:g>
            <draw:custom-shape draw:style-name="gr1" draw:text-style-name="P1" draw:layer="layout" svg:width="0.648cm" svg:height="1.075cm" svg:x="14.223cm" svg:y="1.9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4.319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4.006cm" svg:y="1.76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7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98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8" draw:id="id48">
          <draw:g>
            <draw:custom-shape draw:style-name="gr1" draw:text-style-name="P1" draw:layer="layout" svg:width="0.648cm" svg:height="1.075cm" svg:x="6.79cm" svg:y="11.2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6.895cm" svg:y="11.1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2" draw:id="id42">
          <draw:g>
            <draw:custom-shape draw:style-name="gr1" draw:text-style-name="P1" draw:layer="layout" svg:width="0.648cm" svg:height="1.075cm" svg:x="2.91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3.00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63cm" svg:y="3.2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65cm" svg:y="3.24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4" draw:id="id54">
          <draw:g>
            <draw:custom-shape draw:style-name="gr1" draw:text-style-name="P1" draw:layer="layout" svg:width="0.648cm" svg:height="1.075cm" svg:x="6.79cm" svg:y="11.1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7.14cm" svg:y="11.228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49" draw:id="id49">
          <draw:g>
            <draw:custom-shape draw:style-name="gr1" draw:text-style-name="P1" draw:layer="layout" svg:width="0.648cm" svg:height="1.075cm" svg:x="6.79cm" svg:y="11.2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5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6.835cm" svg:y="11.421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51" draw:id="id51">
          <draw:g>
            <draw:custom-shape draw:style-name="gr1" draw:text-style-name="P1" draw:layer="layout" svg:width="0.648cm" svg:height="1.075cm" svg:x="13.378cm" svg:y="8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474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9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483cm" svg:y="8.6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3.78cm" svg:y="8.966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2" draw:id="id52">
          <draw:g>
            <draw:custom-shape draw:style-name="gr1" draw:text-style-name="P1" draw:layer="layout" svg:width="0.648cm" svg:height="1.075cm" svg:x="13.462cm" svg:y="8.9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558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507cm" svg:y="9.16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3.871cm" svg:y="8.8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0" draw:id="id50">
          <draw:g>
            <draw:custom-shape draw:style-name="gr1" draw:text-style-name="P1" draw:layer="layout" svg:width="0.648cm" svg:height="1.075cm" svg:x="13.556cm" svg:y="8.6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652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3.906cm" svg:y="8.733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3.462cm" svg:y="8.382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763cm" svg:y2="3.908cm" draw:start-shape="id41" draw:start-glue-point="1" draw:end-shape="id42" draw:end-glue-point="3" svg:d="M1595 6835c877 0 294-2927 1168-2927" svg:viewBox="0 0 1169 2928">
          <text:p/>
        </draw:connector>
        <draw:connector draw:style-name="gr6" draw:text-style-name="P4" draw:layer="layout" draw:type="curve" svg:x1="1.595cm" svg:y1="6.835cm" svg:x2="2.895cm" svg:y2="4.158cm" draw:start-shape="id41" draw:start-glue-point="1" draw:end-shape="id43" svg:d="M1595 6835c976 0 327-2677 1300-2677" svg:viewBox="0 0 1301 2678">
          <text:p/>
        </draw:connector>
        <draw:connector draw:style-name="gr6" draw:text-style-name="P4" draw:layer="layout" draw:type="curve" svg:x1="1.595cm" svg:y1="6.835cm" svg:x2="2.895cm" svg:y2="4.093cm" draw:start-shape="id41" draw:start-glue-point="1" draw:end-shape="id44" draw:end-glue-point="3" svg:d="M1595 6835c976 0 327-2742 1300-2742" svg:viewBox="0 0 1301 2743">
          <text:p/>
        </draw:connector>
        <draw:connector draw:style-name="gr7" draw:text-style-name="P4" draw:layer="layout" draw:type="curve" svg:x1="3.543cm" svg:y1="4.295cm" svg:x2="7.79cm" svg:y2="4.288cm" svg:d="M3543 4295c3186 0 1063-7 4247-7" svg:viewBox="0 0 4248 8">
          <text:p/>
        </draw:connector>
        <draw:connector draw:style-name="gr7" draw:text-style-name="P4" draw:layer="layout" draw:type="curve" svg:x1="3.543cm" svg:y1="4.295cm" svg:x2="7.7cm" svg:y2="3.937cm" draw:end-shape="id45" draw:end-glue-point="3" svg:d="M3543 4295c2742 0 664-358 4157-358" svg:viewBox="0 0 4158 359">
          <text:p/>
        </draw:connector>
        <draw:connector draw:style-name="gr7" draw:text-style-name="P4" draw:layer="layout" draw:type="curve" svg:x1="3.726cm" svg:y1="4.158cm" svg:x2="7.79cm" svg:y2="4.288cm" draw:start-shape="id43" svg:d="M3726 4158c3424 0 1393 130 4064 130" svg:viewBox="0 0 4065 131">
          <text:p/>
        </draw:connector>
        <draw:connector draw:style-name="gr7" draw:text-style-name="P4" draw:layer="layout" draw:type="curve" draw:line-skew="2.366cm 0.95cm" svg:x1="2.895cm" svg:y1="4.158cm" svg:x2="8.212cm" svg:y2="3.497cm" draw:start-shape="id43" draw:start-glue-point="3" draw:end-shape="id46" draw:end-glue-point="0" svg:d="M2895 4158c2797 0 2331-106 2961-103s2356 115 2356-558" svg:viewBox="0 0 5318 662">
          <text:p/>
        </draw:connector>
        <draw:connector draw:style-name="gr7" draw:text-style-name="P4" draw:layer="layout" draw:type="curve" svg:x1="3.797cm" svg:y1="4.093cm" svg:x2="7.7cm" svg:y2="3.937cm" draw:start-shape="id44" draw:start-glue-point="1" draw:end-shape="id45" svg:d="M3797 4093c2928 0 977-156 3903-156" svg:viewBox="0 0 3904 157">
          <text:p/>
        </draw:connector>
        <draw:connector draw:style-name="gr7" draw:text-style-name="P4" draw:layer="layout" draw:type="curve" svg:x1="3.797cm" svg:y1="4.093cm" svg:x2="7.79cm" svg:y2="4.145cm" draw:start-shape="id44" draw:end-shape="id46" svg:d="M3797 4093c2995 0 999 52 3993 52" svg:viewBox="0 0 3994 53">
          <text:p/>
        </draw:connector>
        <draw:connector draw:style-name="gr8" draw:text-style-name="P4" draw:layer="layout" draw:type="curve" svg:x1="8.438cm" svg:y1="4.288cm" svg:x2="14.006cm" svg:y2="2.383cm" draw:end-shape="id47" draw:end-glue-point="3" svg:d="M8438 4288c3801 0 1017-1905 5568-1905" svg:viewBox="0 0 5569 1906">
          <text:p/>
        </draw:connector>
        <draw:connector draw:style-name="gr8" draw:text-style-name="P4" draw:layer="layout" draw:type="curve" svg:x1="8.635cm" svg:y1="4.145cm" svg:x2="14.006cm" svg:y2="2.383cm" draw:start-shape="id46" draw:end-shape="id47" svg:d="M8635 4145c4029 0 1344-1762 5371-1762" svg:viewBox="0 0 5372 1763">
          <text:p/>
        </draw:connector>
        <draw:connector draw:style-name="gr8" draw:text-style-name="P4" draw:layer="layout" draw:type="curve" svg:x1="8.636cm" svg:y1="3.937cm" svg:x2="14.006cm" svg:y2="2.383cm" draw:start-shape="id45" draw:end-shape="id47" svg:d="M8636 3937c4027 0 1343-1554 5370-1554" svg:viewBox="0 0 5371 1555">
          <text:p/>
        </draw:connector>
        <draw:connector draw:style-name="gr9" draw:text-style-name="P4" draw:layer="layout" draw:type="curve" draw:line-skew="2.327cm" svg:x1="3.219cm" svg:y1="3.758cm" svg:x2="7.114cm" svg:y2="11.117cm" draw:end-shape="id48" draw:end-glue-point="0" svg:d="M3219 3758c0 8634 3895 4955 3895 7359" svg:viewBox="0 0 3896 7360">
          <text:p/>
        </draw:connector>
        <draw:connector draw:style-name="gr9" draw:text-style-name="P4" draw:layer="layout" draw:type="curve" draw:line-skew="1.482cm" svg:x1="3.16cm" svg:y1="4.572cm" svg:x2="7.114cm" svg:y2="11.228cm" draw:start-shape="id42" draw:start-glue-point="2" draw:end-shape="id49" draw:end-glue-point="0" svg:d="M3160 4572c0 7215 3954 3887 3954 6656" svg:viewBox="0 0 3955 6657">
          <text:p/>
        </draw:connector>
        <draw:connector draw:style-name="gr9" draw:text-style-name="P4" draw:layer="layout" draw:type="curve" draw:line-skew="6.219cm" svg:x1="3.31cm" svg:y1="3.51cm" svg:x2="7.114cm" svg:y2="11.117cm" draw:start-shape="id43" draw:start-glue-point="0" draw:end-shape="id48" draw:end-glue-point="0" svg:d="M3310 3510c0 8577 3804 4774 3804 7607" svg:viewBox="0 0 3805 7608">
          <text:p/>
        </draw:connector>
        <draw:connector draw:style-name="gr9" draw:text-style-name="P4" draw:layer="layout" draw:type="curve" draw:line-skew="1.635cm" svg:x1="3.31cm" svg:y1="4.806cm" svg:x2="7.114cm" svg:y2="11.228cm" draw:start-shape="id43" draw:start-glue-point="2" draw:end-shape="id49" draw:end-glue-point="0" svg:d="M3310 4806c0 7269 3804 4058 3804 6422" svg:viewBox="0 0 3805 6423">
          <text:p/>
        </draw:connector>
        <draw:connector draw:style-name="gr9" draw:text-style-name="P4" draw:layer="layout" draw:type="curve" draw:line-skew="1.523cm" svg:x1="3.346cm" svg:y1="4.631cm" svg:x2="7.114cm" svg:y2="11.228cm" draw:start-shape="id44" draw:start-glue-point="2" draw:end-shape="id49" svg:d="M3346 4631c0 7231 3768 3933 3768 6597" svg:viewBox="0 0 3769 6598">
          <text:p/>
        </draw:connector>
        <draw:connector draw:style-name="gr9" draw:text-style-name="P4" draw:layer="layout" draw:type="curve" draw:line-skew="1.621cm" svg:x1="3.16cm" svg:y1="4.572cm" svg:x2="7.114cm" svg:y2="11.228cm" draw:start-shape="id42" draw:start-glue-point="2" draw:end-shape="id49" svg:d="M3160 4572c0 7423 3954 4096 3954 6656" svg:viewBox="0 0 3955 6657">
          <text:p/>
        </draw:connector>
        <draw:connector draw:style-name="gr10" draw:text-style-name="P4" draw:layer="layout" draw:type="curve" draw:line-skew="5.198cm 0cm -1.179cm" svg:x1="8.168cm" svg:y1="3.302cm" svg:x2="13.924cm" svg:y2="9.697cm" draw:start-shape="id45" draw:start-glue-point="0" draw:end-shape="id50" draw:end-glue-point="2" svg:d="M8168 3302c0 7045 2881 4697 2881 5207s2875 171 2875 1188" svg:viewBox="0 0 5757 6396">
          <text:p/>
        </draw:connector>
        <draw:connector draw:style-name="gr10" draw:text-style-name="P4" draw:layer="layout" draw:type="curve" draw:line-skew="5.198cm 0cm -1.359cm" svg:x1="8.168cm" svg:y1="3.302cm" svg:x2="13.801cm" svg:y2="9.877cm" draw:start-shape="id45" draw:start-glue-point="0" draw:end-shape="id51" draw:end-glue-point="2" svg:d="M8168 3302c0 7045 2839 4697 2839 5207s2794 81 2794 1368" svg:viewBox="0 0 5634 6576">
          <text:p/>
        </draw:connector>
        <draw:connector draw:style-name="gr10" draw:text-style-name="P4" draw:layer="layout" draw:type="curve" draw:line-skew="4.888cm 0cm -1.826cm" svg:x1="8.212cm" svg:y1="3.497cm" svg:x2="13.801cm" svg:y2="9.877cm" draw:start-shape="id46" draw:start-glue-point="0" draw:end-shape="id51" draw:end-glue-point="2" svg:d="M8212 3497c0 6580 2795 4387 2795 4721s2794-328 2794 1659" svg:viewBox="0 0 5590 6381">
          <text:p/>
        </draw:connector>
        <draw:connector draw:style-name="gr10" draw:text-style-name="P4" draw:layer="layout" draw:type="curve" draw:line-skew="1.54cm" svg:x1="8.212cm" svg:y1="4.793cm" svg:x2="13.888cm" svg:y2="8.89cm" draw:start-shape="id46" draw:start-glue-point="2" draw:end-shape="id52" draw:end-glue-point="0" svg:d="M8212 4793c0 5383 5676 3335 5676 4097" svg:viewBox="0 0 5677 4098">
          <text:p/>
        </draw:connector>
        <draw:connector draw:style-name="gr10" draw:text-style-name="P4" draw:layer="layout" draw:type="curve" draw:line-skew="1.788cm" svg:x1="8.056cm" svg:y1="4.826cm" svg:x2="13.924cm" svg:y2="8.382cm" draw:start-shape="id53" draw:start-glue-point="2" draw:end-shape="id50" svg:d="M8056 4826c0 5349 5868 3571 5868 3556" svg:viewBox="0 0 5869 3852">
          <text:p/>
        </draw:connector>
        <draw:connector draw:style-name="gr10" draw:text-style-name="P4" draw:layer="layout" draw:type="curve" draw:line-skew="1.556cm" svg:x1="8.056cm" svg:y1="4.826cm" svg:x2="13.888cm" svg:y2="8.89cm" draw:start-shape="id53" draw:start-glue-point="2" draw:end-shape="id52" svg:d="M8056 4826c0 5382 5832 3350 5832 4064" svg:viewBox="0 0 5833 4065">
          <text:p/>
        </draw:connector>
        <draw:connector draw:style-name="gr11" draw:text-style-name="P4" draw:layer="layout" draw:type="curve" svg:x1="7.438cm" svg:y1="11.744cm" svg:x2="13.378cm" svg:y2="9.249cm" draw:start-shape="id48" draw:start-glue-point="1" draw:end-shape="id51" draw:end-glue-point="3" svg:d="M7438 11744c4456 0 1487-2495 5940-2495" svg:viewBox="0 0 5941 2496">
          <text:p/>
        </draw:connector>
        <draw:connector draw:style-name="gr11" draw:text-style-name="P4" draw:layer="layout" draw:type="curve" svg:x1="7.62cm" svg:y1="11.654cm" svg:x2="13.462cm" svg:y2="9.039cm" draw:start-shape="id54" draw:start-glue-point="1" draw:end-shape="id50" draw:end-glue-point="3" svg:d="M7620 11654c4381 0 1461-2615 5842-2615" svg:viewBox="0 0 5843 2616">
          <text:p/>
        </draw:connector>
        <draw:connector draw:style-name="gr11" draw:text-style-name="P4" draw:layer="layout" draw:type="curve" svg:x1="7.438cm" svg:y1="11.765cm" svg:x2="13.462cm" svg:y2="9.466cm" draw:start-shape="id49" draw:start-glue-point="1" draw:end-shape="id52" draw:end-glue-point="3" svg:d="M7438 11765c4519 0 1508-2299 6024-2299" svg:viewBox="0 0 6025 2300">
          <text:p/>
        </draw:connector>
        <draw:frame draw:style-name="gr12" draw:text-style-name="P7" draw:layer="layout" svg:width="1.205cm" svg:height="1.47cm" svg:x="0.573cm" svg:y="7.674cm">
          <draw:text-box>
            <text:p text:style-name="P9">00</text:p>
          </draw:text-box>
        </draw:frame>
        <draw:frame draw:style-name="gr12" draw:text-style-name="P7" draw:layer="layout" svg:width="1.205cm" svg:height="1.47cm" svg:x="3.556cm" svg:y="3.302cm">
          <draw:text-box>
            <text:p text:style-name="P9">01</text:p>
          </draw:text-box>
        </draw:frame>
        <draw:frame draw:style-name="gr12" draw:text-style-name="P7" draw:layer="layout" svg:width="1.205cm" svg:height="1.47cm" svg:x="6.702cm" svg:y="4.626cm">
          <draw:text-box>
            <text:p text:style-name="P9">04</text:p>
          </draw:text-box>
        </draw:frame>
        <draw:frame draw:style-name="gr12" draw:text-style-name="P5" draw:layer="layout" svg:width="1.205cm" svg:height="1.47cm" svg:x="14.006cm" svg:y="0.913cm">
          <draw:text-box>
            <text:p>07</text:p>
          </draw:text-box>
        </draw:frame>
        <draw:frame draw:style-name="gr12" draw:text-style-name="P5" draw:layer="layout" svg:width="1.205cm" svg:height="1.47cm" svg:x="5.399cm" svg:y="11.228cm">
          <draw:text-box>
            <text:p>08</text:p>
          </draw:text-box>
        </draw:frame>
        <draw:frame draw:style-name="gr12" draw:text-style-name="P5" draw:layer="layout" svg:width="1.205cm" svg:height="1.47cm" svg:x="14.478cm" svg:y="8.182cm">
          <draw:text-box>
            <text:p>11</text:p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4T19:00:55.204000000</dc:date>
    <meta:editing-duration>PT7H12M3S</meta:editing-duration>
    <meta:editing-cycles>13</meta:editing-cycles>
    <meta:generator>LibreOffice/5.0.1.2$Windows_x86 LibreOffice_project/81898c9f5c0d43f3473ba111d7b351050be20261</meta:generator>
    <meta:document-statistic meta:object-count="455"/>
  </office:meta>
</office:document-meta>
</file>